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left"/>
    </style:style>
    <style:style style:name="Tabelle1.A" style:family="table-column">
      <style:table-column-properties style:column-width="2.965cm"/>
    </style:style>
    <style:style style:name="Tabelle1.B" style:family="table-column">
      <style:table-column-properties style:column-width="3.323cm"/>
    </style:style>
    <style:style style:name="Tabelle1.C" style:family="table-column">
      <style:table-column-properties style:column-width="10.71cm"/>
    </style:style>
    <style:style style:name="Tabel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e1.C1" style:family="table-cell">
      <style:table-cell-properties style:vertical-align="middle" style:border-line-width="0.002cm 0.088cm 0.002cm" fo:padding="0.049cm" fo:border="0.092cm double #808080"/>
    </style:style>
    <style:style style:name="Tabel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e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able_20_Contents">
      <style:text-properties fo:font-weight="bold"/>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list-style-name="L1"/>
    <style:style style:name="P5" style:family="paragraph" style:parent-style-name="Table_20_Contents" style:list-style-name="L2"/>
    <style:style style:name="P6" style:family="paragraph" style:parent-style-name="Table_20_Contents" style:list-style-name="L3"/>
    <style:style style:name="P7" style:family="paragraph" style:parent-style-name="Table_20_Contents" style:list-style-name="L1">
      <style:paragraph-properties fo:margin-top="0cm" fo:margin-bottom="0.499cm"/>
    </style:style>
    <style:style style:name="P8" style:family="paragraph" style:parent-style-name="Table_20_Contents" style:list-style-name="L2">
      <style:paragraph-properties fo:margin-top="0cm" fo:margin-bottom="0.499cm"/>
    </style:style>
    <style:style style:name="P9" style:family="paragraph" style:parent-style-name="Table_20_Contents" style:list-style-name="L3">
      <style:paragraph-properties fo:margin-top="0cm" fo:margin-bottom="0.499cm"/>
    </style:style>
    <style:style style:name="P10" style:family="paragraph" style:parent-style-name="Text_20_body" style:list-style-name="List_20_3"/>
    <style:style style:name="P11" style:family="paragraph" style:parent-style-name="Text_20_body" style:list-style-name="L4"/>
    <style:style style:name="P12" style:family="paragraph" style:parent-style-name="Text_20_body" style:list-style-name="L4">
      <style:paragraph-properties fo:margin-top="0cm" fo:margin-bottom="0cm"/>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Heading_20_3">
      <style:text-properties style:text-underline-style="solid" style:text-underline-width="auto" style:text-underline-color="font-color"/>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style="italic"/>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3"><text:a xlink:type="simple" xlink:href="#1.QT Tutorial: Das Entwurfsmuster: MVC|outline" text:style-name="Internet_20_link" text:visited-style-name="Internet_20_link">1. </text:a>QT Tutorial: Das Entwurfsmuster: MVC<text:tab/>1</text:p>
          <text:p text:style-name="P15"><text:a xlink:type="simple" xlink:href="#1.1.Ziele|outline" text:style-name="Internet_20_link" text:visited-style-name="Internet_20_link">1.1. </text:a>Ziele<text:tab/>1</text:p>
          <text:p text:style-name="P15"><text:a xlink:type="simple" xlink:href="#1.2.Wie erstellt man eine Applikation nach dem Model-View-Controller-Prinzip (MVC) in Java?|outline" text:style-name="Internet_20_link" text:visited-style-name="Internet_20_link">1.2. </text:a>Wie erstellt man eine Applikation nach dem Model-View-Controller-Prinzip (MVC) in Java?<text:tab/>1</text:p>
          <text:p text:style-name="P15"><text:a xlink:type="simple" xlink:href="#1.3.Konzept|outline" text:style-name="Internet_20_link" text:visited-style-name="Internet_20_link">1.3. </text:a>Konzept<text:tab/>2</text:p>
          <text:p text:style-name="P15"><text:a xlink:type="simple" xlink:href="#1.4.Implementierung|outline" text:style-name="Internet_20_link" text:visited-style-name="Internet_20_link">1.4. </text:a>Implementierung<text:tab/>3</text:p>
          <text:p text:style-name="P14"><text:a xlink:type="simple" xlink:href="#1.4.1.View - Klasse JSuchPanel|outline" text:style-name="Internet_20_link" text:visited-style-name="Internet_20_link">1.4.1. </text:a>View - Klasse JSuchPanel<text:tab/>3</text:p>
          <text:p text:style-name="P14"><text:a xlink:type="simple" xlink:href="#1.4.2.Model - Interface MeinModel|outline" text:style-name="Internet_20_link" text:visited-style-name="Internet_20_link">1.4.2. </text:a>Model - Interface MeinModel<text:tab/>3</text:p>
          <text:p text:style-name="P14"><text:a xlink:type="simple" xlink:href="#1.4.3.Controller - Interface MeinController|outline" text:style-name="Internet_20_link" text:visited-style-name="Internet_20_link">1.4.3. </text:a>Controller - Interface MeinController<text:tab/>4</text:p>
          <text:p text:style-name="P15"><text:a xlink:type="simple" xlink:href="#1.5.Hinweise|outline" text:style-name="Internet_20_link" text:visited-style-name="Internet_20_link">1.5. </text:a>Hinweise<text:tab/>4</text:p>
          <text:p text:style-name="P15"><text:a xlink:type="simple" xlink:href="#1.6.Ausblick|outline" text:style-name="Internet_20_link" text:visited-style-name="Internet_20_link">1.6. </text:a>Ausblick<text:tab/>5</text:p>
        </text:index-body>
      </text:table-of-content>
      <text:p text:style-name="Text_20_body"/>
      <text:list xml:id="list1530171056" text:style-name="Outline">
        <text:list-item>
          <text:h text:style-name="Heading_20_1" text:outline-level="1" text:restart-numbering="true" text:start-value="-1">QT Tutorial: Das Entwurfsmuster: MVC</text:h>
          <text:list>
            <text:list-item>
              <text:h text:style-name="Heading_20_2" text:outline-level="2">Ziele</text:h>
            </text:list-item>
          </text:list>
        </text:list-item>
      </text:list>
      <text:list xml:id="list209119724" text:style-name="List_20_3">
        <text:list-item>
          <text:p text:style-name="P10">Entkoppelung der GUI von den eigentlichen Daten</text:p>
        </text:list-item>
        <text:list-item>
          <text:p text:style-name="P10">Quellen</text:p>
        </text:list-item>
      </text:list>
      <text:p text:style-name="Text_20_body"><text:a xlink:type="simple" xlink:href="http://doc.qt.nokia.com/4.6/tutorials-widgets-nestedlayouts.html">http://doc.qt.nokia.com/4.6/tutorials-widgets-nestedlayouts.html</text:a></text:p>
      <text:p text:style-name="Text_20_body"><text:a xlink:type="simple" xlink:href="http://doc.qt.nokia.com/4.6/model-view-programming.html">http://doc.qt.nokia.com/4.6/model-view-programming.html</text:a></text:p>
      <text:p text:style-name="Text_20_body"><text:a xlink:type="simple" xlink:href="http://doc.qt.nokia.com/4.6/examples-itemviews.html">http://doc.qt.nokia.com/4.6/examples-itemviews.html</text:a></text:p>
      <text:p text:style-name="Text_20_body"/>
      <text:p text:style-name="Text_20_body">Siehe auch:</text:p>
      <text:p text:style-name="Text_20_body"><text:a xlink:type="simple" xlink:href="http://de.wikipedia.org/wiki/Model_View_Controller">http://de.wikipedia.org/wiki/Model_View_Controller</text:a> </text:p>
      <text:p text:style-name="Text_20_body"><text:a xlink:type="simple" xlink:href="http://www.c-plusplus.de/forum/viewtopic-var-t-is-155350.html">http://www.c-plusplus.de/forum/viewtopic-var-t-is-155350.html</text:a></text:p>
      <text:p text:style-name="Text_20_body"/>
      <text:p text:style-name="Text_20_body"/>
      <text:p text:style-name="Text_20_body">http://www.codeproject.com/KB/books/designpatternsqt4.aspx</text:p>
      <text:p text:style-name="Text_20_body"><text:a xlink:type="simple" xlink:href="http://www.drdobbs.com/cpp/184403873">http://www.drdobbs.com/cpp/184403873</text:a></text:p>
      <text:p text:style-name="Text_20_body"/>
      <text:p text:style-name="Text_20_body">Siehe auch:</text:p>
      <text:p text:style-name="Text_20_body"><text:a xlink:type="simple" xlink:href="http://www.java2s.com/Code/Cpp/Qt/Viewamodelinseveralviewsandshareaselectionmodel.htm">http://www.java2s.com/Code/Cpp/Qt/Viewamodelinseveralviewsandshareaselectionmodel.htm</text:a></text:p>
      <text:p text:style-name="Text_20_body"/>
      <text:p text:style-name="Text_20_body"/>
      <text:list xml:id="list1282238821" text:continue-list="list1530171056" text:style-name="Outline">
        <text:list-item>
          <text:list>
            <text:list-item>
              <text:h text:style-name="Heading_20_2" text:outline-level="2">Wie erstellt man eine Applikation nach dem Model-View-Controller-Prinzip (MVC) in Java?</text:h>
            </text:list-item>
          </text:list>
        </text:list-item>
      </text:list>
      <text:p text:style-name="P2"><text:a xlink:type="simple" xlink:href="http://www.ensta.fr/~diam/java/online/notes-java/GUI/structure/20bigblob.html">http://www.ensta.fr/~diam/java/online/notes-java/GUI/structure/20bigblob.html</text:a> </text:p>
      <text:p text:style-name="P2">Zur Erläuterung soll hier unten abgebildete Swing-Applikation erstellt werden. Es handelt sich bei der hier gezeigten Variante um eine vereinfachte Form. Die Funktionsweise soll so <text:soft-page-break/>aussehen, dass nach Eingabe eines Begriffes in der oberen Eingabezeile <text:span text:style-name="T3">"Such-Filter"</text:span> und anschließender Aktivierung des Schalters <text:span text:style-name="T3">"Suchen"</text:span> die darunter angeordnete Tabelle mit dem Suchergebnis gefüllt wird. Im hier gezeigten Beispiel wird einfach das eingegebene Wort ("BasisWort") nach zufälligen Umsortierungen der Buchstaben in die Tabelle mit variabler Zeilen- und Spaltenzahl übertragen. Dies soll nun aber nicht im Mittelpunkt des Interesses stehen, sondern viel mehr die Struktur der Aufteilung der Funktionalitäten auf Klassen und die Kommunikation derer untereinander.</text:p>
      <text:p text:style-name="P3"><draw:frame draw:style-name="fr1" draw:name="Grafik2" text:anchor-type="as-char" svg:width="15.875cm" svg:height="10.206cm" draw:z-index="0"><draw:image xlink:href="http://abraham.informatik.fh-lausitz.de/profs/robel/faq/images/mvcapp.gif" xlink:type="simple" xlink:show="embed" xlink:actuate="onLoad"/></draw:frame><text:line-break/>[<text:a xlink:type="simple" xlink:href="http://abraham.informatik.fh-lausitz.de/profs/robel/faq/mvcBeispiel.jar">Sourcecode und ausführbares JAR zum Herunterladen</text:a>]</text:p>
      <text:list xml:id="list2100680997" text:continue-numbering="true" text:style-name="Outline">
        <text:list-item>
          <text:list>
            <text:list-item>
              <text:h text:style-name="Heading_20_2" text:outline-level="2">Konzept</text:h>
            </text:list-item>
          </text:list>
        </text:list-item>
      </text:list>
      <text:p text:style-name="Text_20_body">Zuerst muss man ein Konzept erstellen, wie die genaue Aufteilung in die 3 Bereiche Darstellung (View), Datenhaltung (Model) und Ablaufsteuerung (Controller) erfolgen soll. Ein Anhaltspunkt dabei kann die Flexibilität darstellen (welche Komponenten/Funktionalitäten sollen in welchem Umfang austauschbar sein). Weiterhin ist die Antwort auf die Frage "Welche Informationen müssen zwischen den Komponenten ausgetauscht werden?" mit in die Entscheidungsfindung einzubeziehen. Das Ergebnis kann man in folgender Tabelle sehen.</text:p>
      <table:table table:name="Tabelle1" table:style-name="Tabelle1">
        <table:table-column table:style-name="Tabelle1.A"/>
        <table:table-column table:style-name="Tabelle1.B"/>
        <table:table-column table:style-name="Tabelle1.C"/>
        <table:table-row>
          <table:table-cell table:style-name="Tabelle1.A1" office:value-type="string">
            <text:p text:style-name="P1">Komponente  </text:p>
          </table:table-cell>
          <table:table-cell table:style-name="Tabelle1.A1" office:value-type="string">
            <text:p text:style-name="P1">Klasse/Interface  </text:p>
          </table:table-cell>
          <table:table-cell table:style-name="Tabelle1.C1" office:value-type="string">
            <text:p text:style-name="P1">Funktion/Bestandteile</text:p>
          </table:table-cell>
        </table:table-row>
        <table:table-row>
          <table:table-cell table:style-name="Tabelle1.A2" office:value-type="string">
            <text:p text:style-name="Table_20_Contents">View</text:p>
          </table:table-cell>
          <table:table-cell table:style-name="Tabelle1.A2" office:value-type="string">
            <text:p text:style-name="Table_20_Contents"><text:span text:style-name="Source_20_Text">JSuchPanel</text:span></text:p>
          </table:table-cell>
          <table:table-cell table:style-name="Tabelle1.C2" office:value-type="string">
            <text:list xml:id="list1842844494" text:style-name="L1">
              <text:list-item>
                <text:p text:style-name="P4">Grund-Idee Benutzeroberfläche: ermöglicht Eingabe eines Suchtextes, Aktivierung Suche über Schalter <text:span text:style-name="T3">"Suchen"</text:span> und tabellarische Ausgabe des Ergebnisses </text:p>
              </text:list-item>
              <text:list-item>
                <text:p text:style-name="P7">stellt auch die grundlegende Komponente dar, in der Model/View/Controller zusammengefasst werden </text:p>
              </text:list-item>
            </text:list>
          </table:table-cell>
        </table:table-row>
        <table:table-row>
          <table:table-cell table:style-name="Tabelle1.A2" office:value-type="string">
            <text:p text:style-name="Table_20_Contents">Model</text:p>
          </table:table-cell>
          <table:table-cell table:style-name="Tabelle1.A2" office:value-type="string">
            <text:p text:style-name="Table_20_Contents"><text:span text:style-name="Source_20_Text">MeinModel</text:span></text:p>
          </table:table-cell>
          <table:table-cell table:style-name="Tabelle1.C2" office:value-type="string">
            <text:list xml:id="list1183154472" text:style-name="L2">
              <text:list-item>
                <text:p text:style-name="P5">Datenhaltung (woher die Daten kommen soll egal sein) </text:p>
              </text:list-item>
              <text:list-item>
                <text:p text:style-name="P5"><text:soft-page-break/>soll einmal die Daten für die Tabelle beinhalten als auch das Suchkriterium als Zeichenkette </text:p>
              </text:list-item>
              <text:list-item>
                <text:p text:style-name="P5">aktualisiert seine Daten auf eine Suchanfrage </text:p>
              </text:list-item>
              <text:list-item>
                <text:p text:style-name="P8">informiert Interessenten über Änderungen am Suchkriterium </text:p>
              </text:list-item>
            </text:list>
          </table:table-cell>
        </table:table-row>
        <table:table-row>
          <table:table-cell table:style-name="Tabelle1.A2" office:value-type="string">
            <text:p text:style-name="Table_20_Contents">Controller</text:p>
          </table:table-cell>
          <table:table-cell table:style-name="Tabelle1.A2" office:value-type="string">
            <text:p text:style-name="Table_20_Contents"><text:span text:style-name="Source_20_Text">MeinController</text:span></text:p>
          </table:table-cell>
          <table:table-cell table:style-name="Tabelle1.C2" office:value-type="string">
            <text:list xml:id="list1231024279" text:style-name="L3">
              <text:list-item>
                <text:p text:style-name="P6">soll von View und Model informiert werden können, wenn sich Änderungen/Interaktionen ergeben (Suchkriterium hat sich geändert, <text:span text:style-name="T3">"Suchen"</text:span>-Schalter wurde aktiviert) </text:p>
              </text:list-item>
              <text:list-item>
                <text:p text:style-name="P6">leitet Änderung an die entsprechend andere Komponente (im Beispiel ungeprüft) weiter </text:p>
              </text:list-item>
              <text:list-item>
                <text:p text:style-name="P9">ändert den Status des "Suchen"-Schalters je nach Verfügbarkeit eines Such-Filters </text:p>
              </text:list-item>
            </text:list>
          </table:table-cell>
        </table:table-row>
      </table:table>
      <text:list xml:id="list878090347" text:continue-list="list2100680997" text:style-name="Outline">
        <text:list-item>
          <text:list>
            <text:list-item>
              <text:h text:style-name="Heading_20_2" text:outline-level="2">Implementierung</text:h>
            </text:list-item>
          </text:list>
        </text:list-item>
      </text:list>
      <text:p text:style-name="Text_20_body">In der vorliegenden Applikation wurde sich dafür entschieden, die Kommunikation bei Änderungen des <text:span text:style-name="T3">"Such-Filter"</text:span>-Textes über den Controller abzuwickeln. Dabei wird der Controller von der jeweils Änderungen auslösenden Komponente (Model/View) informiert und leitet diese Änderung an die entsprechend andere Komponente weiter. <text:line-break/>Für das <text:span text:style-name="Source_20_Text">TableModel</text:span> wurde der direkte Weg (ohne über den Controller zu gehen) gewählt. Somit hat der Controller keine Möglichkeit die Kommunikation zwischen <text:span text:style-name="Source_20_Text">JTable</text:span> und <text:span text:style-name="Source_20_Text">TableModel</text:span> zu steuern. Dies bindet das Model dieser Applikation sehr stark an das TableModel, was mitunter ein Problem werden könnte. In diesem Beispiel hat dieser Einfluss keine Bedeutung.</text:p>
      <text:list xml:id="list2068053940" text:continue-numbering="true" text:style-name="Outline">
        <text:list-item>
          <text:list>
            <text:list-item>
              <text:list>
                <text:list-item>
                  <text:h text:style-name="P16" text:outline-level="3">View - Klasse JSuchPanel</text:h>
                </text:list-item>
              </text:list>
            </text:list-item>
          </text:list>
        </text:list-item>
      </text:list>
      <text:p text:style-name="Text_20_body">Diese Komponente aggregiert sowohl einen Controller als auch ein Model und stellt außerdem noch die View zur Verfügung. Damit diese Komponente immer bei Instantiierung gleich einsatzbereit ist, werden automatisch Default-Komponenten für Controller und Model erstellt. Diese können aber durch eigene Komponenten ersetzt werden (<text:span text:style-name="Source_20_Text"><text:span text:style-name="T2">setModel</text:span></text:span><text:span text:style-name="Source_20_Text">()</text:span>/<text:span text:style-name="Source_20_Text"><text:span text:style-name="T2">setController</text:span></text:span><text:span text:style-name="Source_20_Text">()</text:span>), um das Verhalten der Gesamtkomponente zu ändern.<text:line-break/>Das gesetzte Model für das <text:span text:style-name="Source_20_Text">JSuchPanel</text:span> wird auch gleich direkt als Model für die Tabelle eingetragen, da der Controller keinen Einfluss auf die Kommunikation zwischen Tabelle und deren Model haben soll (z.B. wegen Vermeidung einer Indirektion und damit verbundenem Performanceverlust). <text:line-break/>Anders verhält es sich da mit dem "Such-Filter"-Text. Hier sollte die Kommunikation in diesem Beispiel immer über den Controller laufen (Model ↔ Controller ↔ View). Aus diesem Grund registriert diese Komponente/View auch beim (Er-) Setzen des Models den Controller als Listener im neuen Model. Diese Komponente/View selbst informiert den Controller direkt nach Änderung des "Such-Filters" über die Methode <text:span text:style-name="Source_20_Text">fireSuchkriteriumGeaendert()</text:span>.</text:p>
      <text:list xml:id="list123473333" text:continue-numbering="true" text:style-name="Outline">
        <text:list-item>
          <text:list>
            <text:list-item>
              <text:list>
                <text:list-item>
                  <text:h text:style-name="P16" text:outline-level="3">Model - Interface MeinModel</text:h>
                </text:list-item>
              </text:list>
            </text:list-item>
          </text:list>
        </text:list-item>
      </text:list>
      <text:p text:style-name="Text_20_body">Das Model ist für die Datenhaltung zuständig. Es sollte das <text:span text:style-name="Source_20_Text">TableModel </text:span>als auch den "Such-Filter"-Text beinhalten. Diese Komponente wurde als Interface umgesetzt, sodass man in der Lage ist, eine Realisierung eines Models von diesem Typ auch von beliebigen anderen Klassen abgeleitet zu erstellen (wie auch im Beispiel umgesetzt: <text:span text:style-name="Source_20_Text">DefaultMeinModel</text:span> ist abgeleitet von <text:span text:style-name="Source_20_Text"><text:span text:style-name="T2">DefaultTableModel</text:span></text:span>).</text:p>
      <text:p text:style-name="Text_20_body"><text:soft-page-break/>Um externe Interessenten über Änderungen am Suchtext zu informieren, musste neben <text:span text:style-name="Source_20_Text"><text:span text:style-name="T2">get</text:span></text:span><text:span text:style-name="T2">-/</text:span><text:span text:style-name="Source_20_Text"><text:span text:style-name="T2">setSuchkriterium</text:span></text:span><text:span text:style-name="Source_20_Text">()</text:span> eine Eventverarbeitung implementiert werden. Dazu war es nötig, dass sich das Model um eine Listener-Verwaltung kümmern kann (<text:span text:style-name="Source_20_Text"><text:span text:style-name="T2">add</text:span></text:span>-/<text:span text:style-name="Source_20_Text"><text:span text:style-name="T2">removeMeinListener</text:span></text:span><text:span text:style-name="Source_20_Text">()</text:span>). Weiterhin sollte die Suche gestartet werden können. Hierzu gibt es die Methode <text:span text:style-name="Source_20_Text"><text:span text:style-name="T2">startSuche</text:span></text:span>(). <text:line-break/>Nach der Beschreibung der einheitlichen Schnittstelle für ein <text:span text:style-name="Source_20_Text">MeinModel</text:span> <text:span text:style-name="T4">kann</text:span> man zur Implementierung übergehen. Damit also ohne explizite Erstellung/Angabe eines <text:span text:style-name="Source_20_Text">MeinModel</text:span>'s das <text:span text:style-name="Source_20_Text">JSuchPanel</text:span> verwendet werden kann, wurde eine Default-Implementierung <text:span text:style-name="Source_20_Text"><text:span text:style-name="T2">DefaultMeinModel</text:span></text:span> bereitgestellt. Diese sollte im Normalfall allgemein einsetzbar sein, wurde hier aber aus Anschauungsgründen speziell implementiert. Zur Umsetzung der Eventverarbeitung (Speichern und Abrufen der registrierten Listener) wurde die Klasse <text:span text:style-name="Source_20_Text">javax.swing.event.</text:span><text:span text:style-name="Source_20_Text"><text:span text:style-name="T2">EventListenerList</text:span></text:span> verwendet. Da außerdem noch ein <text:span text:style-name="Source_20_Text">TableModel</text:span> hätte programmiert werden müssen, wurde einfach von der Default-Implementierung des <text:span text:style-name="Source_20_Text">TableModel</text:span>'s abgeleitet.</text:p>
      <text:p text:style-name="Text_20_body">Für die eigene Eventverarbeitung ist es möglich einen eigenen Listenertyp (<text:span text:style-name="Source_20_Text"><text:span text:style-name="T2">MeinListener</text:span></text:span>) als auch ein eigenes Event (<text:span text:style-name="Source_20_Text"><text:span text:style-name="T2">MeinEvent</text:span></text:span>) zu implementieren, welche bei Bedarf auch einfach erweitert werden können. Manchmal reichen aber auch bereits existierende Klassen (ActionEvent/-Listener) dafür aus. Als Regeln für die eigene Event-Listener-Struktur gelten:</text:p>
      <text:list xml:id="list470822203" text:style-name="L4">
        <text:list-item>
          <text:p text:style-name="P12">Event-Klassen sollten/müssen immer von <text:span text:style-name="Source_20_Text">java.util.EventObject</text:span> abgeleitet werden. </text:p>
        </text:list-item>
        <text:list-item>
          <text:p text:style-name="P11">Listener-Typen müssen immer vom Grundtyp <text:span text:style-name="Source_20_Text">java.util.EventListener</text:span> sein. </text:p>
        </text:list-item>
      </text:list>
      <text:p text:style-name="Text_20_body">Eine andere Umsetzung bzgl. des Models für die Tabelle wäre,  eine Methode in <text:span text:style-name="Source_20_Text">MeinModel</text:span> anzubieten, welche das <text:span text:style-name="Source_20_Text">TableModel</text:span> zurückgibt (<text:span text:style-name="Source_20_Text">TableModel getResultTableModel()</text:span>). Dies impliziert aber, dass sich das <text:span text:style-name="Source_20_Text">TableModel</text:span> ändern kann, obwohl das umgebende <text:span text:style-name="Source_20_Text">MeinModel</text:span> gleich bleibt. Somit müsste man in diesem Fall für die Änderung des <text:span text:style-name="Source_20_Text">TableModel</text:span>'s zusätzlich eine Eventverarbeitung (Methoden) implementieren. Dies war aber für das einfache Beispiel nicht geplant.</text:p>
      <text:list xml:id="list110835177" text:continue-list="list123473333" text:style-name="Outline">
        <text:list-item>
          <text:list>
            <text:list-item>
              <text:list>
                <text:list-item>
                  <text:h text:style-name="P16" text:outline-level="3">Controller - Interface MeinController</text:h>
                </text:list-item>
              </text:list>
            </text:list-item>
          </text:list>
        </text:list-item>
      </text:list>
      <text:p text:style-name="Text_20_body">Der Controller sollte in der Lage sein, von der View informiert werden zu können, wenn die Suche gestartet wurde. Dazu wurde in das Interface die Methode <text:span text:style-name="Source_20_Text"><text:span text:style-name="T2">sucheActionPerformed</text:span></text:span><text:span text:style-name="Source_20_Text">()</text:span> eingebracht, welche von der View im Bedarfsfall aufgerufen werden kann.<text:line-break/>Auf der anderen Seite sollte der Controller auch in der Lage sein, Informationen über Änderungen des "Such-Filter"-Textes vom Model sowohl als auch von der View zu erhalten. Dafür implementiert der Controller einfach das Interface <text:span text:style-name="Source_20_Text"><text:span text:style-name="T2">MeinListener</text:span></text:span>. Somit kann er beim <text:span text:style-name="Source_20_Text">MeinModel</text:span> als Listener registriert sowie von der View aus die Methode <text:span text:style-name="Source_20_Text"><text:span text:style-name="T2">suchKriteriumGeaendert</text:span></text:span>() aufgerufen werden. Außerdem ist damit abgesichert, dass Model und View dem Controller mitteilen können, dass sich der "Such-Filter"-Text geändert hat.</text:p>
      <text:p text:style-name="Text_20_body">Zur Weiterleitung von Informationen ist es für den Controller wichtig, dass er natürlich die zugehörigen Komponenten (View/Model) kennt. Diese wurden in der Default-Implementierung <text:span text:style-name="Source_20_Text"><text:span text:style-name="T2">DefaultMeinController</text:span></text:span> des Controllers als Attribute <text:span text:style-name="Source_20_Text"><text:span text:style-name="T2">view</text:span></text:span> und <text:span text:style-name="Source_20_Text"><text:span text:style-name="T2">model</text:span></text:span> hinterlegt. </text:p>
      <text:list xml:id="list302228338" text:continue-numbering="true" text:style-name="Outline">
        <text:list-item>
          <text:list>
            <text:list-item>
              <text:h text:style-name="Heading_20_2" text:outline-level="2">Hinweise</text:h>
            </text:list-item>
          </text:list>
        </text:list-item>
      </text:list>
      <text:p text:style-name="Text_20_body">Es öffnen sich zwei Fenster nach Start der Applikation. Das obere ist die eigentliche View des MVC-Beispiels. Das darunter angeordnete Fenster soll eine Änderung des Suchkriteriums über das Model simulieren. Es wird dabei im Model der eingegebene Such-Filter gesetzt (<text:span text:style-name="Source_20_Text">setSuchkriterium()</text:span>) und per Eventbehandlung automatisch über den Controller in die View übertragen.</text:p>
      <text:p text:style-name="Text_20_body">In dem oben <text:a xlink:type="simple" xlink:href="http://abraham.informatik.fh-lausitz.de/profs/robel/faq/mvcBeispiel.jar">verlinkten JAR</text:a> sind sowohl die ausführbare Applikation als auch die Quellkodes enthalten. Damit Sie die Quellkodes erhalten, öffnen Sie diese JAR-Datei einfach mit einem ZIP <text:soft-page-break/>- Programm (z.B. 7-Zip). Wollen Sie das Programm auf der Konsole starten, so verwenden Sie das Kommando:<text:line-break/><text:span text:style-name="Source_20_Text">java -jar de.krobel.mvcbeispiel.RunTestApp</text:span></text:p>
      <text:p text:style-name="Text_20_body">Das hier gezeigte Beispiel erhebt keinen Anspruch darauf, eine vollständige Musterlösung für eine Applikation nach dem MVC-Prinzip zu sein, sondern ist eher als ein einführendes erläuterndes Beispiel gedacht.</text:p>
      <text:p text:style-name="Text_20_body">[<text:a xlink:type="simple" xlink:href="http://abraham.informatik.fh-lausitz.de/profs/robel/faq/index.html">zurück zur Übersicht</text:a>]</text:p>
      <text:p text:style-name="Text_20_body"/>
      <text:p text:style-name="Text_20_body"/>
      <text:list xml:id="list116582059" text:continue-numbering="true" text:style-name="Outline">
        <text:list-item>
          <text:list>
            <text:list-item>
              <text:h text:style-name="Heading_20_2" text:outline-level="2">Ausblick</text:h>
            </text:list-item>
          </text:list>
        </text:list-item>
      </text:list>
      <text:p text:style-name="Text_20_body"><text:span text:style-name="Citation"><text:span text:style-name="T1">Wir wollen <text:s/>uns in der Folge uns mit dem Thema: Kommuniktion zwischen Objekten befassen. Es geht dabei um Signale und Slots.</text:span></text:span></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2"/>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2"/>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2"/>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2"/>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2"/>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2"/>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2"/>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Informatik<text:tab/>qt tutorial<text:tab/>Arbeitsunterlage</text:p>
      </style:header>
      <style:footer>
        <text:p text:style-name="Footer">Informatik<text:tab/><text:tab/><text:page-number text:select-page="current">5</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0-20T15:54:54</meta:creation-date>
    <meta:editing-cycles>76</meta:editing-cycles>
    <meta:editing-duration>PT108H06M10S</meta:editing-duration>
    <meta:initial-creator>Anton Hofmann</meta:initial-creator>
    <dc:date>2010-11-22T23:38:22</dc:date>
    <dc:creator>Anton Hofmann</dc:creator>
    <meta:document-statistic meta:table-count="1" meta:image-count="1" meta:object-count="0" meta:page-count="5" meta:paragraph-count="72" meta:word-count="1246" meta:character-count="9864"/>
    <meta:user-defined meta:name="Info 1"/>
    <meta:user-defined meta:name="Info 2"/>
    <meta:user-defined meta:name="Info 3"/>
    <meta:user-defined meta:name="Info 4"/>
    <meta:template xlink:type="simple" xlink:actuate="onRequest" xlink:title="arbeitsunterlage" xlink:href="../../../../../htl/ab/meineVorlagen/arbeitsunterlage.ott" meta:date="2009-10-20T15:54:53"/>
  </office:meta>
</office:document-meta>
</file>